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dash" draw:stroke-dash="Fine_20_Dashed" draw:fill="none" draw:fill-color="#e6e6e6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5.6cm" svg:height="1.5cm" svg:x="12.4cm" svg:y="12.5cm">
          <text:p text:style-name="P1">reinforcemen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cm" svg:height="1.5cm" svg:x="15cm" svg:y="5.8cm">
          <text:p text:style-name="P2">sensor</text:p>
          <text:p text:style-name="P2">grou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.5cm" svg:x="1.4cm" svg:y="5.8cm">
          <text:p text:style-name="P1">motor </text:p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2" draw:text-style-name="P3" draw:id="id2" draw:layer="layout" svg:width="4cm" svg:height="2.5cm" svg:x="2cm" svg:y="8cm">
          <text:p text:style-name="P3">left arm</text:p>
          <draw:enhanced-geometry svg:viewBox="0 0 21600 21600" draw:type="rectangle" draw:enhanced-path="M 0 0 L 21600 0 21600 21600 0 21600 0 0 Z N"/>
        </draw:custom-shape>
        <draw:custom-shape draw:style-name="gr2" draw:text-style-name="P3" draw:id="id3" draw:layer="layout" svg:width="4cm" svg:height="2.5cm" svg:x="8cm" svg:y="8cm">
          <text:p text:style-name="P3">head/eyes</text:p>
          <draw:enhanced-geometry svg:viewBox="0 0 21600 21600" draw:type="rectangle" draw:enhanced-path="M 0 0 L 21600 0 21600 21600 0 21600 0 0 Z N"/>
        </draw:custom-shape>
        <draw:custom-shape draw:style-name="gr2" draw:text-style-name="P3" draw:id="id5" draw:layer="layout" svg:width="4cm" svg:height="2.5cm" svg:x="14cm" svg:y="8cm">
          <text:p text:style-name="P3">vision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cm" svg:height="2.5cm" svg:x="5cm" svg:y="12.5cm">
          <text:p text:style-name="P3">stochastic</text:p>
          <text:p text:style-name="P3">exploration</text:p>
          <draw:enhanced-geometry svg:viewBox="0 0 21600 21600" draw:type="rectangle" draw:enhanced-path="M 0 0 L 21600 0 21600 21600 0 21600 0 0 Z N"/>
        </draw:custom-shape>
        <draw:custom-shape draw:style-name="gr2" draw:text-style-name="P3" draw:id="id4" draw:layer="layout" svg:width="4cm" svg:height="2.5cm" svg:x="11cm" svg:y="3cm">
          <text:p text:style-name="P3">amodal</text:p>
          <text:p text:style-name="P3">stimulation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cm" svg:y1="12.5cm" svg:x2="4cm" svg:y2="10.5cm" draw:start-shape="id1" draw:start-glue-point="0" draw:end-shape="id2" draw:end-glue-point="2">
          <text:p/>
        </draw:connector>
        <draw:connector draw:style-name="gr3" draw:text-style-name="P4" draw:layer="layout" draw:type="line" svg:x1="7cm" svg:y1="12.5cm" svg:x2="10cm" svg:y2="10.5cm" draw:start-shape="id1" draw:start-glue-point="0" draw:end-shape="id3" draw:end-glue-point="2">
          <text:p/>
        </draw:connector>
        <draw:connector draw:style-name="gr3" draw:text-style-name="P4" draw:layer="layout" draw:type="line" svg:x1="13cm" svg:y1="5.5cm" svg:x2="4cm" svg:y2="8cm" draw:start-shape="id4" draw:start-glue-point="2" draw:end-shape="id2" draw:end-glue-point="0">
          <text:p/>
        </draw:connector>
        <draw:connector draw:style-name="gr3" draw:text-style-name="P4" draw:layer="layout" draw:type="line" svg:x1="13cm" svg:y1="5.5cm" svg:x2="16cm" svg:y2="8cm" draw:start-shape="id4" draw:start-glue-point="2" draw:end-shape="id5" draw:end-glue-point="0">
          <text:p/>
        </draw:connector>
        <draw:custom-shape draw:style-name="gr4" draw:text-style-name="P3" draw:layer="layout" svg:width="11cm" svg:height="3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cm" svg:height="3.5cm" svg:x="13.5cm" svg:y="7.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line-skew="4.5cm" svg:x1="15cm" svg:y1="4.25cm" svg:x2="9cm" svg:y2="13.75cm" draw:start-shape="id4" draw:start-glue-point="1" draw:end-shape="id1" draw:end-glue-point="1">
          <text:p/>
        </draw:connector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4.96cm" svg:height="6.613cm" svg:x="3.459cm" svg:y="2.94cm"/>
      <draw:page-thumbnail draw:layer="backgroundobjects" svg:width="4.96cm" svg:height="6.613cm" svg:x="12.369cm" svg:y="2.94cm"/>
      <draw:page-thumbnail draw:layer="backgroundobjects" svg:width="4.96cm" svg:height="6.613cm" svg:x="21.279cm" svg:y="2.94cm"/>
      <draw:page-thumbnail draw:layer="backgroundobjects" svg:width="4.96cm" svg:height="6.613cm" svg:x="3.459cm" svg:y="11.445cm"/>
      <draw:page-thumbnail draw:layer="backgroundobjects" svg:width="4.96cm" svg:height="6.613cm" svg:x="12.369cm" svg:y="11.445cm"/>
      <draw:page-thumbnail draw:layer="backgroundobjects" svg:width="4.96cm" svg:height="6.613cm" svg:x="21.279cm" svg:y="11.445cm"/>
    </style:handout-master>
    <style:master-page style:name="Default" style:page-layout-name="PM1" draw:style-name="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8.479cm" svg:x="1.05cm" svg:y="6.552cm" presentation:class="outline" presentation:placeholder="true">
        <draw:text-box/>
      </draw:frame>
      <draw:frame presentation:style-name="pr1" draw:text-style-name="P1" draw:layer="backgroundobjects" svg:width="4.892cm" svg:height="1.931cm" svg:x="1.05cm" svg:y="25.508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6.656cm" svg:height="1.931cm" svg:x="7.182cm" svg:y="25.508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4.892cm" svg:height="1.931cm" svg:x="15.056cm" svg:y="25.508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1T10:16:53</meta:creation-date>
    <dc:date>2007-10-04T16:08:51</dc:date>
    <meta:print-date>2007-10-04T16:08:44</meta:print-date>
    <dc:language>en-GB</dc:language>
    <meta:editing-cycles>10</meta:editing-cycles>
    <meta:editing-duration>PT39M42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